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E00000193F44B8AA3692064E3.png" manifest:media-type="image/png"/>
  <manifest:file-entry manifest:full-path="Pictures/10000201000000BA000001A3EA1FE9DFD967A292.png" manifest:media-type="image/png"/>
  <manifest:file-entry manifest:full-path="Pictures/10000201000000B400000174B4AB14C3D3F8146D.png" manifest:media-type="image/png"/>
  <manifest:file-entry manifest:full-path="Pictures/10000201000000B00000017778E7C5F9A06232F6.png" manifest:media-type="image/png"/>
  <manifest:file-entry manifest:full-path="Pictures/10000201000004E900000309F30EBBA233F0F7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cm" svg:height="17.043cm" svg:x="1.7cm" svg:y="1.157cm">
          <draw:image xlink:href="Pictures/10000201000004E900000309F30EBBA233F0F700.png" xlink:type="simple" xlink:show="embed" xlink:actuate="onLoad" loext:mime-type="image/png">
            <text:p/>
          </draw:image>
        </draw:frame>
        <draw:frame draw:style-name="gr1" draw:text-style-name="P1" draw:layer="layout" svg:width="29.06cm" svg:height="18.343cm" svg:x="0.24cm" svg:y="1.3cm">
          <draw:image xlink:href="Pictures/10000201000004E900000309F30EBBA233F0F700.png" xlink:type="simple" xlink:show="embed" xlink:actuate="onLoad" loext:mime-type="image/png">
            <text:p/>
          </draw:image>
        </draw:frame>
        <draw:frame draw:style-name="gr1" draw:text-style-name="P1" draw:layer="layout" svg:width="1.559cm" svg:height="3.321cm" svg:x="16.041cm" svg:y="0.2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5.739cm" svg:y="8.079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1.439cm" svg:y="9.2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6.039cm" svg:y="3.4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10.9cm" svg:y="11.4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0.761cm" svg:height="1.621cm" svg:x="13.1cm" svg:y="6.479cm">
          <draw:image xlink:href="Pictures/10000201000000B00000017778E7C5F9A06232F6.png" xlink:type="simple" xlink:show="embed" xlink:actuate="onLoad" loext:mime-type="image/png">
            <text:p/>
          </draw:image>
        </draw:frame>
        <draw:frame draw:style-name="gr1" draw:text-style-name="P1" draw:layer="layout" svg:width="1.034cm" svg:height="2.137cm" svg:x="22.666cm" svg:y="3.2cm">
          <draw:image xlink:href="Pictures/10000201000000B400000174B4AB14C3D3F8146D.png" xlink:type="simple" xlink:show="embed" xlink:actuate="onLoad" loext:mime-type="image/png">
            <text:p/>
          </draw:image>
        </draw:frame>
        <draw:frame draw:style-name="gr1" draw:text-style-name="P1" draw:layer="layout" svg:width="1.135cm" svg:height="2.558cm" svg:x="26.8cm" svg:y="7.242cm">
          <draw:image xlink:href="Pictures/10000201000000BA000001A3EA1FE9DFD967A292.png" xlink:type="simple" xlink:show="embed" xlink:actuate="onLoad" loext:mime-type="image/png">
            <text:p/>
          </draw:image>
        </draw:frame>
        <draw:frame draw:style-name="gr1" draw:text-style-name="P1" draw:layer="layout" svg:width="1.135cm" svg:height="2.558cm" svg:x="22.265cm" svg:y="11.4cm">
          <draw:image xlink:href="Pictures/10000201000000BA000001A3EA1FE9DFD967A292.png" xlink:type="simple" xlink:show="embed" xlink:actuate="onLoad" loext:mime-type="image/png">
            <text:p/>
          </draw:image>
        </draw:frame>
        <draw:frame draw:style-name="gr1" draw:text-style-name="P1" draw:layer="layout" svg:width="1.135cm" svg:height="2.558cm" svg:x="15.465cm" svg:y="13.342cm">
          <draw:image xlink:href="Pictures/10000201000000BA000001A3EA1FE9DFD967A292.png" xlink:type="simple" xlink:show="embed" xlink:actuate="onLoad" loext:mime-type="image/png">
            <text:p/>
          </draw:image>
        </draw:frame>
        <draw:frame draw:style-name="gr1" draw:text-style-name="P1" draw:layer="layout" svg:width="0.835cm" svg:height="1.934cm" svg:x="6.365cm" svg:y="12.4cm">
          <draw:image xlink:href="Pictures/10000201000000AE00000193F44B8AA3692064E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14:59:19.569600824</meta:creation-date>
    <dc:date>2023-10-26T15:05:13.498795667</dc:date>
    <meta:editing-duration>PT5M53S</meta:editing-duration>
    <meta:editing-cycles>3</meta:editing-cycles>
    <meta:generator>LibreOffice/6.4.7.2$Linux_X86_64 LibreOffice_project/40$Build-2</meta:generator>
    <meta:document-statistic meta:object-count="13"/>
  </office:meta>
</office:document-meta>
</file>